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72">
      <style:text-properties fo:font-size="12pt" style:font-size-asian="12pt" style:font-size-complex="12pt"/>
    </style:style>
    <style:style style:name="P259" style:family="paragraph" style:parent-style-name="Standard" style:list-style-name="L73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4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4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>
      <style:paragraph-properties fo:background-color="transparent">
        <style:background-image/>
      </style:paragraph-properties>
    </style:style>
    <style:style style:name="P28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88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9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0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2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7" style:family="paragraph" style:parent-style-name="Table_20_Contents" style:list-style-name="L36">
      <style:paragraph-properties fo:text-align="justify" style:justify-single-word="false"/>
    </style:style>
    <style:style style:name="P29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9" style:family="paragraph" style:parent-style-name="Table_20_Contents" style:list-style-name="L57"/>
    <style:style style:name="P300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ru" fo:country="RU" style:text-underline-style="none" fo:background-color="transparent" style:font-size-asian="12pt" style:font-size-complex="12pt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style:text-underline-style="none" fo:background-color="#f9f9f9"/>
    </style:style>
    <style:style style:name="T26" style:family="text">
      <style:text-properties style:font-name="Liberation Sans" fo:language="en" fo:country="US"/>
    </style:style>
    <style:style style:name="T2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language="ru" fo:country="RU" fo:font-weight="normal" style:font-weight-asian="normal" style:font-weight-complex="normal"/>
    </style:style>
    <style:style style:name="T30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1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6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Liberation Sans" fo:language="ru" fo:country="RU" style:text-underline-style="none" fo:font-weight="normal" style:font-weight-asian="normal" style:font-weight-complex="normal"/>
    </style:style>
    <style:style style:name="T38" style:family="text">
      <style:text-properties style:font-name="Liberation Sans" fo:font-weight="normal" style:font-weight-asian="normal" style:font-weight-complex="normal"/>
    </style:style>
    <style:style style:name="T39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4" style:family="text">
      <style:text-properties fo:font-variant="normal" fo:text-transform="none" fo:color="#000000" fo:letter-spacing="normal" fo:font-style="normal" fo:font-weight="normal"/>
    </style:style>
    <style:style style:name="T45" style:family="text">
      <style:text-properties fo:font-variant="normal" fo:text-transform="none" fo:color="#000000" fo:letter-spacing="normal" fo:font-style="normal" fo:font-weight="normal" fo:background-color="#ffff00"/>
    </style:style>
    <style:style style:name="T4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9" style:family="text">
      <style:text-properties fo:font-style="italic" fo:background-color="#ffff00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background-color="#ffff00"/>
    </style:style>
    <style:style style:name="T52" style:family="text">
      <style:text-properties fo:color="#ff0000"/>
    </style:style>
    <style:style style:name="T53" style:family="text">
      <style:text-properties fo:color="#ff0000" fo:background-color="transparent"/>
    </style:style>
    <style:style style:name="T54" style:family="text">
      <style:text-properties fo:color="#00ff00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7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60" style:family="text">
      <style:text-properties style:font-name-asian="Liberation Sans1" style:font-name-complex="Liberation Sans1"/>
    </style:style>
    <style:style style:name="T61" style:family="text">
      <style:text-properties fo:background-color="transparent"/>
    </style:style>
    <style:style style:name="T62" style:family="text">
      <style:text-properties fo:language="en" fo:country="US"/>
    </style:style>
    <style:style style:name="T63" style:family="text">
      <style:text-properties fo:language="en" fo:country="US" fo:font-style="normal" style:text-underline-style="none" style:font-style-asian="normal" style:font-style-complex="normal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none"/>
    </style:style>
    <style:style style:name="T66" style:family="text">
      <style:text-properties style:font-name="Liberation Sans2"/>
    </style:style>
    <style:style style:name="T67" style:family="text">
      <style:text-properties style:font-name="Liberation Sans1" style:font-name-asian="Liberation Sans1" style:font-name-complex="Liberation Sans1"/>
    </style:style>
    <style:style style:name="T68" style:family="text">
      <style:text-properties fo:color="#ff00ff"/>
    </style:style>
    <style:style style:name="T69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0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71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72" style:family="text">
      <style:text-properties fo:language="ru" fo:country="RU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4141068322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620143565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081465295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205003536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718724611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300631612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690113947" text:style-name="L7">
        <text:list-item>
          <text:p text:style-name="P234">консольные утилиты </text:p>
        </text:list-item>
      </text:list>
      <text:list xml:id="list546470963" text:style-name="L8">
        <text:list-item>
          <text:p text:style-name="P255"><text:span text:style-name="T40">gui (tk) –</text:span><text:span text:style-name="T40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40">irb – интерактивный руби </text:span><text:span text:style-name="T40">(REPL - read, evaluate, print, loop)</text:span></text:p>
      <text:p text:style-name="P28"/>
      <text:p text:style-name="P43"><text:span text:style-name="T40">&gt;&gt;&gt; Демонстрация, </text:span><text:span text:style-name="T40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40">Полезные </text:span><text:span text:style-name="T40">утилиты – ri</text:span></text:p>
      <text:p text:style-name="P36"/>
      <text:p text:style-name="P43"><text:span text:style-name="T40">ri – (ruby informat</text:span><text:span text:style-name="T40">i</text:span><text:span text:style-name="T40">on) – </text:span><text:span text:style-name="T40">справочная </text:span><text:span text:style-name="T40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40">&gt;&gt;&gt; Объяснить, что они видят в следующем задании. </text:span><text:span text:style-name="T40">один и тот же метод определен в разных классах.</text:span></text:p>
      <text:p text:style-name="P10">&gt;&gt;&gt; <text:span text:style-name="T44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4">Имена </text:span><text:span text:style-name="T44">переменных и констант состоят из:</text:span></text:p>
      <text:list xml:id="list606108745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4"><text:tab/></text:span><text:span text:style-name="T46">S</text:span><text:span text:style-name="T44">tring, Array</text:span><text:span text:style-name="T45">, Hash</text:span></text:p>
      <text:p text:style-name="P25"><text:tab/>Enumerable, Comparable</text:p>
      <text:p text:style-name="P2"><text:span text:style-name="T44"><text:tab/></text:span><text:span text:style-name="T46">M</text:span><text:span text:style-name="T44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340422828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42">Как именуются константы, опишите это регулярным выражением. </text:span><text:span text:style-name="T42">Ответ:</text:span><text:span text:style-name="T42"> [A-Z][A-Za-z_0-9]</text:span></text:p>
        </text:list-item>
        <text:list-item>
          <text:p text:style-name="P256"><text:span text:style-name="T42">Назовите константы, испол</text:span><text:span text:style-name="T42">ь</text:span><text:span text:style-name="T42">зу</text:span><text:span text:style-name="T42">я</text:span><text:span text:style-name="T42"> кот</text:span><text:span text:style-name="T42">о</text:span><text:span text:style-name="T42">рые можно вывести данные в пото</text:span><text:span text:style-name="T42">к</text:span><text:span text:style-name="T42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985046079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697496920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051126948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500235648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1224726301" text:style-name="L15">
        <text:list-item>
          <text:p text:style-name="P242">тип переменной задается сразу</text:p>
          <text:p text:style-name="P276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666617349" text:continue-numbering="true" text:style-name="L15">
        <text:list-header>
          <text:p text:style-name="P27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824665356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51">expression-that-is-</text:span><text:span text:style-name="T49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3">us</text:span><text:span text:style-name="T53">e</text:span><text:span text:style-name="T53">r</text:span>/bin/ruby</text:p>
      <text:p text:style-name="P2"><text:soft-page-break/></text:p>
      <text:p text:style-name="P2">while line = gets</text:p>
      <text:p text:style-name="P2"><text:s text:c="4"/><text:span text:style-name="T51">line = </text:span><text:span text:style-name="T51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3">elseif</text:span> line &lt; 0 <text:s/><text:span text:style-name="T52"># line is a string</text:span></text:p>
      <text:p text:style-name="P2"><text:s text:c="7"/>puts line + “ is a negative number”</text:p>
      <text:p text:style-name="P2"><text:s text:c="4"/><text:span text:style-name="T52">elseif</text:span> line == “0”</text:p>
      <text:p text:style-name="P2"><text:s text:c="7"/>puts line + “ is zero”</text:p>
      <text:p text:style-name="P2"><text:s text:c="4"/><text:span text:style-name="T52">elseif</text:span> # should be else</text:p>
      <text:p text:style-name="P2"><text:s text:c="7"/>puts “#{line} is a negative number”</text:p>
      <text:p text:style-name="P2"><text:s text:c="4"/># <text:span text:style-name="T52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1079591188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424816427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1148889541" text:continue-list="list1079591188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1974292840" text:style-name="L19">
        <text:list-item>
          <text:p text:style-name="P278">ответ: &lt; &gt; == !=</text:p>
        </text:list-item>
      </text:list>
      <text:list xml:id="list2071731282" text:continue-list="list1148889541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4">NP</text:span>)</text:p>
          </table:table-cell>
          <table:table-cell table:style-name="Table3.C2" office:value-type="string">
            <text:p text:style-name="P154">False (<text:span text:style-name="T54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2">NP</text:span>)</text:p>
          </table:table-cell>
          <table:table-cell table:style-name="Table3.C2" office:value-type="string">
            <text:p text:style-name="P153">tp: <text:span text:style-name="T52">NP</text:span> = <text:span text:style-name="T54">NP</text:span></text:p>
          </table:table-cell>
          <table:table-cell table:style-name="Table3.C2" office:value-type="string">
            <text:p text:style-name="P153">fp: <text:span text:style-name="T52">NP</text:span> != <text:span text:style-name="T54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2">non-NP</text:span>)</text:p>
          </table:table-cell>
          <table:table-cell table:style-name="Table3.C2" office:value-type="string">
            <text:p text:style-name="P153">fn: <text:span text:style-name="T52">non-NP </text:span><text:span text:style-name="T55">!= </text:span><text:span text:style-name="T54">NP</text:span></text:p>
          </table:table-cell>
          <table:table-cell table:style-name="Table3.C2" office:value-type="string">
            <text:p text:style-name="P153"><text:span text:style-name="T55">tn: </text:span><text:span text:style-name="T52">non-NP</text:span> = <text:span text:style-name="T54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311020820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319840610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685865241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1079925900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50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60">Вопрос: </text:span><text:span text:style-name="T60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60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783085651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300379957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446178790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714474429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5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61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176605472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50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51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787683031" text:style-name="L29">
        <text:list-item>
          <text:p text:style-name="P289">lesson.10.tar.bz2</text:p>
        </text:list-item>
      </text:list>
      <text:p text:style-name="P157"/>
      <text:p text:style-name="P160">Вопросы</text:p>
      <text:p text:style-name="P160"/>
      <text:list xml:id="list1051018822" text:style-name="L30">
        <text:list-item>
          <text:p text:style-name="P292">Сколько времени ушло на ДЗ на этой неделе?</text:p>
        </text:list-item>
        <text:list-item>
          <text:p text:style-name="P292">Просмотрели ли презентацию до конца и есть ли вопросы? Что стоит рассмотреть сейчас?</text:p>
        </text:list-item>
        <text:list-item>
          <text:p text:style-name="P292">Что общего в методах, имена которых оканчиваются на знак вопроса?</text:p>
        </text:list-item>
        <text:list-item>
          <text:p text:style-name="P292">О чем говорит знак ! в имени метода?</text:p>
        </text:list-item>
        <text:list-item>
          <text:p text:style-name="P292">Все ли методы, оканчивающиеся на ! изменяют объект, к которому применяются?</text:p>
        </text:list-item>
        <text:list-item>
          <text:p text:style-name="P292">Назовите какие-нибудь методы объектов класса Array? И что они делают?</text:p>
        </text:list-item>
        <text:list-item>
          <text:p text:style-name="P292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550155530" text:style-name="L31">
        <text:list-item>
          <text:p text:style-name="P293">lengths.with_cp1252 - <text:s/>длины вычислены неправильно</text:p>
        </text:list-item>
        <text:list-item>
          <text:p text:style-name="P293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2171377938" text:style-name="L32">
        <text:list-item>
          <text:p text:style-name="P295">Как определить каждое 10е предложение в тексте?</text:p>
        </text:list-item>
        <text:list-item>
          <text:p text:style-name="P295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493266814" text:style-name="L33">
        <text:list-item>
          <text:p text:style-name="P290">глобальная переменная @nth</text:p>
        </text:list-item>
        <text:list-item>
          <text:p text:style-name="P290">внешняя библиотека optparse</text:p>
        </text:list-item>
        <text:list-item>
          <text:p text:style-name="P290">опция --help</text:p>
        </text:list-item>
        <text:list-item>
          <text:p text:style-name="P290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453725252" text:style-name="L34">
        <text:list-item>
          <text:p text:style-name="P280">map <text:s text:c="5"/><text:span text:style-name="T63">map!</text:span></text:p>
        </text:list-item>
        <text:list-item>
          <text:p text:style-name="P280">collect <text:s text:c="2"/><text:span text:style-name="T63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0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1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61">Домашнее</text:span><text:span text:style-name="T51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882517929" text:continue-list="list787683031" text:style-name="L29">
        <text:list-item>
          <text:p text:style-name="P289">lesson.11.tar.bz2</text:p>
        </text:list-item>
      </text:list>
      <text:p text:style-name="P157"/>
      <text:p text:style-name="P160">Вопросы</text:p>
      <text:p text:style-name="P160"/>
      <text:list xml:id="list198485902" text:style-name="L35">
        <text:list-item>
          <text:p text:style-name="P294">Сколько времени ушло на ДЗ на этой неделе?</text:p>
        </text:list-item>
        <text:list-item>
          <text:p text:style-name="P294">Для чего предназначен Array#map?</text:p>
        </text:list-item>
        <text:list-item>
          <text:p text:style-name="P294">Есть ли парный опасный метод Array#map! ?</text:p>
        </text:list-item>
        <text:list-item>
          <text:p text:style-name="P294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61">Даны среднемесячные температуры в г. Надыме. Как</text:span> <text:span text:style-name="T61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61"><text:s/>temperatures</text:span><text:span text:style-name="T61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61"><text:s/></text:span><text:span text:style-name="T61">temp</text:span><text:span text:style-name="T61">eratures</text:span><text:span text:style-name="T61">.select {|temp| temp &gt; 0} </text:span></text:p>
      <text:p text:style-name="P171"><text:s/>#=&gt; [1.2, 10.6, 16.0, 12.1, 4.9]</text:p>
      <text:p text:style-name="P172"><text:span text:style-name="T61">то есть, </text:span><text:span text:style-name="T2">массив</text:span><text:span text:style-name="T61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033125284" text:continue-list="list882517929" text:style-name="L29">
        <text:list-item>
          <text:p text:style-name="P289">lesson.12.tar.bz2</text:p>
        </text:list-item>
      </text:list>
      <text:p text:style-name="P157"/>
      <text:p text:style-name="P161">Вопросы</text:p>
      <text:list xml:id="list1181579500" text:style-name="L36">
        <text:list-header>
          <text:p text:style-name="P296"/>
        </text:list-header>
        <text:list-item>
          <text:p text:style-name="P29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1">Метод sort оперирует двумя аргументами (они в |a,b|). Что это за аргументы?</text:p>
        </text:list-item>
        <text:list-item>
          <text:p text:style-name="P291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1">Как Array#sort отсортирует массив массивов?</text:p>
        </text:list-item>
        <text:list-item>
          <text:p text:style-name="P291">Чем отличается Array#sort_by от Array#sort ?</text:p>
        </text:list-item>
        <text:list-item>
          <text:p text:style-name="P291">Чем отличаются методы Array#all? и Array#any?</text:p>
        </text:list-item>
        <text:list-item>
          <text:p text:style-name="P298"><text:span text:style-name="T26">Какими способами можно установить, что некоторый элемент присутс</text:span><text:span text:style-name="T26">т</text:span><text:span text:style-name="T26">вует в массиве? – <text:s/>(include?/member? → boolean, Array#index/</text:span><text:span text:style-name="T26">#rindex</text:span><text:span text:style-name="T26"> → position, find → сам элемент)</text:span></text:p>
        </text:list-item>
        <text:list-item>
          <text:p text:style-name="P298"><text:span text:style-name="T26">Какие из этих методом принимают блок и зачем? </text:span><text:span text:style-name="T26">- index/rindex/find. чтобы задавать более сложное условие, а не буквальное равенство.</text:span></text:p>
        </text:list-item>
        <text:list-item>
          <text:p text:style-name="P298"><text:span text:style-name="T26">Правда ли, что метод index есть только у массивов? - нет, он есть и у String (см. </text:span><text:span text:style-name="T26">ri index</text:span><text:span text:style-name="T26">)</text:span></text:p>
        </text:list-item>
        <text:list-item>
          <text:p text:style-name="P291">Почему Array#index/rindex/find можно использовать в условиях? - они возвращают nil, если ничего не найдено</text:p>
        </text:list-item>
        <text:list-item>
          <text:p text:style-name="P298"><text:span text:style-name="T26">Чем отличается Array#find от Array#select</text:span><text:span text:style-name="T26">?</text:span></text:p>
        </text:list-item>
        <text:list-item>
          <text:p text:style-name="P291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723944939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858187924" text:style-name="L38">
        <text:list-item>
          <text:p text:style-name="P257"><text:span text:style-name="T24">по </text:span><text:span text:style-name="T24">значению (по </text:span><text:span text:style-name="T24">копии</text:span><text:span text:style-name="T24">)</text:span></text:p>
        </text:list-item>
        <text:list-item>
          <text:p text:style-name="P257"><text:span text:style-name="T24">по </text:span><text:span text:style-name="T24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1697638538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152158112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168198827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370351449" text:continue-list="list152158112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504789044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1330591539" text:continue-list="list370351449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1819243107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1041430203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1974612767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866073836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688199986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876308382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12994690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484597253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50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796273427" text:continue-list="list1697638538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1156917278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6">как использовать модуль? </text:span><text:span text:style-name="T56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50">неупорядоченная </text:span><text:span text:style-name="T50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4">Д</text:span><text:span text:style-name="T64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402423376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140050570" text:style-name="L53">
        <text:list-item>
          <text:p text:style-name="P225">lesson.17.tar.bz2</text:p>
        </text:list-item>
      </text:list>
      <text:list xml:id="list1636111834" text:continue-list="list1402423376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7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50">нисходящем</text:span> <text:soft-page-break/>порядке по <text:span text:style-name="T50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51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51">|</text:span><text:span text:style-name="T51">key</text:span><text:span text:style-name="T51">, </text:span><text:span text:style-name="T51">val</text:span><text:span text:style-name="T51">|</text:span></text:p>
      <text:p text:style-name="P52"><text:tab/><text:span text:style-name="T51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51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62">хорошее решение, использующее хэш вместо массива. итерирование по </text:span><text:span text:style-name="T62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58947605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489913305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5">% 100</text:span><text:span text:style-name="T65">0</text:span><text:span text:style-name="T65"> / 10</text:span><text:span text:style-name="T65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2155097102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62534954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4">Шаг 2. </text:span><text:span text:style-name="T24">Работает ли сортировка для тесткейса #2?</text:span><text:span text:style-name="T24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1082494934" text:continue-list="list1489913305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6">ß</text:span> --&gt; SS но не всякое SS -&gt; <text:span text:style-name="T66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61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950875775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474714470" text:style-name="L57">
              <text:list-item>
                <text:p text:style-name="P299">Do you just want stdout or do you need stderr as well? or even separated out? </text:p>
              </text:list-item>
              <text:list-item>
                <text:p text:style-name="P299">How big is your output? Do you want to hold the entire result in memory? </text:p>
              </text:list-item>
              <text:list-item>
                <text:p text:style-name="P299">Do you want to read some of your output while the subprocess is still running? </text:p>
              </text:list-item>
              <text:list-item>
                <text:p text:style-name="P299">Do you need result codes? </text:p>
              </text:list-item>
              <text:list-item>
                <text:p text:style-name="P300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1"><text:tab/>IO</text:span>.<text:span text:style-name="T61">popen</text:span>("date") { <text:span text:style-name="T61">|</text:span><text:span text:style-name="T61">io</text:span><text:span text:style-name="T61">|</text:span> <text:span text:style-name="T61">puts</text:span> <text:span text:style-name="T61">io</text:span>.<text:span text:style-name="T6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1"><text:tab/></text:span><text:span text:style-name="T61">io = </text:span><text:span text:style-name="T61">IO</text:span>.<text:span text:style-name="T6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691676058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408728601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60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60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7"><text:tab/>IO.popen([</text:span><text:span text:style-name="T68">env</text:span>,] cmd, mode="r" [, opt])</text:p>
      <text:p text:style-name="P2"/>
      <text:p text:style-name="P16"><text:span text:style-name="T6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231985676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564799307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8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8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28472206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15232567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9">Переделайте пример выше так, чтобы одна из скобок стала незахватывающей</text:span></text:span><text:span text:style-name="Source_20_Text"><text:span text:style-name="T70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3">m i x</text:span></text:span><text:span text:style-name="Source_20_Text"><text:span text:style-name="T5"> (NB: опция </text:span></text:span><text:span text:style-name="Source_20_Text"><text:span text:style-name="T23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9">Можно ли выключить опцию для конкретной скобки? </text:span></text:span><text:span text:style-name="Source_20_Text"><text:span text:style-name="T70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9"><text:tab/>&gt; "apple".match /(?:PP)l/i</text:span></text:span></text:p>
      <text:p text:style-name="Standard"><text:span text:style-name="Source_20_Text"><text:span text:style-name="T70"><text:tab/></text:span></text:span><text:span text:style-name="Source_20_Text"><text:span text:style-name="T69">&gt; "apple".match</text:span></text:span></text:p>
      <text:p text:style-name="Standard"><text:span text:style-name="Source_20_Text"><text:span text:style-name="T69"/></text:span></text:p>
      <text:p text:style-name="Standard"><text:span text:style-name="Source_20_Text"><text:span text:style-name="T69">Ответ:</text:span></text:span></text:p>
      <text:p text:style-name="Standard"><text:span text:style-name="Source_20_Text"><text:span text:style-name="T69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9">Что заметчит следующее РВ? И почему</text:span></text:span><text:span text:style-name="Source_20_Text"><text:span text:style-name="T70"> (опишите словами или подчеркните в </text:span></text:span><text:span text:style-name="Source_20_Text"><text:span text:style-name="T69">str</text:span></text:span><text:span text:style-name="Source_20_Text"><text:span text:style-name="T70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9">lesson.30/test_re_13</text:span></text:span><text:span text:style-name="Source_20_Text"><text:span text:style-name="T70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7">Ответ:</text:span></text:span></text:p>
      <text:p text:style-name="P185"><text:span text:style-name="Source_20_Text"><text:span text:style-name="T57"><text:tab/>1) /[A-Z]/ метчит “S”</text:span></text:span></text:p>
      <text:p text:style-name="P185"><text:span text:style-name="Source_20_Text"><text:span text:style-name="T57"><text:tab/>2) пробелы вокруг .+ игнорируются, так как включени режим /x</text:span></text:span></text:p>
      <text:p text:style-name="P185"><text:span text:style-name="Source_20_Text"><text:span text:style-name="T57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7"><text:tab/>4) [A-Z] метчит “C”</text:span></text:span></text:p>
      <text:p text:style-name="P185"><text:span text:style-name="Source_20_Text"><text:span text:style-name="T57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1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0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225468042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9">родитель </text:span></text:span><text:span text:style-name="Source_20_Text"><text:span text:style-name="T38">-&gt; </text:span></text:span><text:span text:style-name="Source_20_Text"><text:span text:style-name="T29">дочерние узлы, дочерние узлы в свою очередь являются родительскими для других узлов</text:span></text:span></text:p>
      <text:list xml:id="list1694532119" text:continue-numbering="true" text:style-name="L63">
        <text:list-header>
          <text:p text:style-name="P281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027654196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9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9">Вычисление a^5</text:span></text:span></text:p>
      <text:p text:style-name="P188"><text:span text:style-name="Source_20_Text"><text:span text:style-name="T22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8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9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33">Разделяй и властвуй</text:span></text:span><text:span text:style-name="Source_20_Text"><text:span text:style-name="T31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1"/></text:span></text:p>
      <text:p text:style-name="P124"><text:span text:style-name="Source_20_Text"><text:span text:style-name="T29">Backward recursion - от большей задачи через меньшие задачи мы приходим к base case.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29">f(n) = a^n для n&gt;=0</text:span></text:span></text:p>
      <text:p text:style-name="P124"><text:span text:style-name="Source_20_Text"><text:span text:style-name="T22"/></text:span></text:p>
      <text:p text:style-name="P2"><text:s text:c="5"/>{ <text:s text:c="2"/>f(0) = 1</text:p>
      <text:p text:style-name="P124"><text:span text:style-name="Source_20_Text"><text:span text:style-name="T29"><text:s text:c="5"/>{ <text:s text:c="2"/>f(k) = a * f(k-1)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29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2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8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20">Задания</text:span></text:span></text:p>
      <text:p text:style-name="P185"><text:span text:style-name="Source_20_Text"><text:span text:style-name="T20"/></text:span></text:p>
      <text:list xml:id="list14141068321" text:style-name="WWNum72">
        <text:list-header>
          <text:p text:style-name="P27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21">Раздаточный материал</text:span></text:span></text:p>
      <text:p text:style-name="P114"><text:span text:style-name="Source_20_Text"><text:span text:style-name="T21"/></text:span></text:p>
      <text:list xml:id="list1351785534" text:style-name="L65">
        <text:list-item>
          <text:p text:style-name="P282"><text:span text:style-name="Source_20_Text"><text:span text:style-name="T17">lesson.32.tar.bz2</text:span></text:span></text:p>
        </text:list-item>
        <text:list-item>
          <text:p text:style-name="P282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393542019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8"/></text:span></text:p>
      <text:p text:style-name="P124"><text:span text:style-name="Source_20_Text"><text:span text:style-name="T32">&gt;&gt;&gt; здесь разобрать/сделать задания с предыдущих слайдов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4">Хвостовая рекурсия</text:span></text:span></text:p>
      <text:p text:style-name="P124"><text:span text:style-name="Source_20_Text"><text:span text:style-name="T35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50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8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9">def reverse(str, res="") </text:span></text:span></text:p>
      <text:p text:style-name="P124"><text:span text:style-name="Source_20_Text"><text:span text:style-name="T29"><text:s text:c="2"/>if str.empty? </text:span></text:span></text:p>
      <text:p text:style-name="P124"><text:span text:style-name="Source_20_Text"><text:span text:style-name="T29"><text:s text:c="4"/>res </text:span></text:span></text:p>
      <text:p text:style-name="P124"><text:span text:style-name="Source_20_Text"><text:span text:style-name="T29"><text:s text:c="2"/>else </text:span></text:span></text:p>
      <text:p text:style-name="P124"><text:span text:style-name="Source_20_Text"><text:span text:style-name="T29"><text:s text:c="4"/>reverse(str[0..-2], res &lt;&lt; str[-1,1]) </text:span></text:span></text:p>
      <text:p text:style-name="P124"><text:span text:style-name="Source_20_Text"><text:span text:style-name="T29"><text:s text:c="2"/>end </text:span></text:span></text:p>
      <text:p text:style-name="P124"><text:span text:style-name="Source_20_Text"><text:span text:style-name="T29">end</text:span></text:span></text:p>
      <text:p text:style-name="P124"><text:span text:style-name="Source_20_Text"><text:span text:style-name="T22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36">Задания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Реализуйте метод, проверяющий, является ли данная строка палиндромом.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29"><text:tab/>palindrome?I(«civic») #=&gt; true</text:span></text:span></text:p>
      <text:p text:style-name="P124"><text:span text:style-name="Source_20_Text"><text:span text:style-name="T22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9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9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9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2"/></text:span></text:p>
      <text:p text:style-name="P124"><text:span text:style-name="Source_20_Text"><text:span text:style-name="T29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9">Сформулируйте базис рекурсии?</text:span></text:span></text:p>
      <text:p text:style-name="P188"><text:span text:style-name="Source_20_Text"><text:span text:style-name="T29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9">является ли палиндромом пустая строка? -- да,</text:span></text:span></text:p>
      <text:p text:style-name="P188"><text:span text:style-name="Source_20_Text"><text:span text:style-name="T29">является ли палиндромом строка, состоящая из одного символа? -- да</text:span></text:span></text:p>
      <text:p text:style-name="P188"><text:span text:style-name="Source_20_Text"><text:span text:style-name="T29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22"/></text:span></text:p>
      <text:p text:style-name="P124"><text:span text:style-name="Source_20_Text"><text:span text:style-name="T29">ответ: lesson.32/recursion/palindrome</text:span></text:span></text:p>
      <text:p text:style-name="P124"><text:span text:style-name="Source_20_Text"><text:span text:style-name="T29">слова для тестирования: palindrome.in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29">def palindrome? str </text:span></text:span></text:p>
      <text:p text:style-name="P124"><text:span text:style-name="Source_20_Text"><text:span text:style-name="T29"><text:s text:c="2"/>if str.length &lt; 2 </text:span></text:span></text:p>
      <text:p text:style-name="P124"><text:span text:style-name="Source_20_Text"><text:span text:style-name="T29"><text:s text:c="4"/>true </text:span></text:span></text:p>
      <text:p text:style-name="P124"><text:span text:style-name="Source_20_Text"><text:span text:style-name="T29"><text:s text:c="2"/>else </text:span></text:span></text:p>
      <text:p text:style-name="P124"><text:span text:style-name="Source_20_Text"><text:span text:style-name="T29"><text:s text:c="4"/>str.match /^(.)(.*)(.)$/ </text:span></text:span></text:p>
      <text:p text:style-name="P124"><text:span text:style-name="Source_20_Text"><text:span text:style-name="T29"><text:s text:c="4"/>head, body, tail = $~.captures </text:span></text:span></text:p>
      <text:p text:style-name="P124"><text:span text:style-name="Source_20_Text"><text:span text:style-name="T29"><text:s text:c="4"/>head == tail &amp;&amp; palindrome?(body) </text:span></text:span></text:p>
      <text:p text:style-name="P124"><text:span text:style-name="Source_20_Text"><text:span text:style-name="T29"><text:s text:c="2"/>end </text:span></text:span></text:p>
      <text:p text:style-name="P124"><text:span text:style-name="Source_20_Text"><text:span text:style-name="T29">end</text:span></text:span></text:p>
      <text:p text:style-name="P124"><text:span text:style-name="Source_20_Text"><text:span text:style-name="T22"/></text:span></text:p>
      <text:p text:style-name="P124"><text:span text:style-name="Source_20_Text"><text:span text:style-name="T31">Заполните таблицу трассировки для этой задачи на примере слова civic и trust</text:span></text:span></text:p>
      <text:p text:style-name="P124"><text:span text:style-name="Source_20_Text"><text:span text:style-name="T22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20"/></text:span></text:p>
      <text:p text:style-name="P124"><text:span text:style-name="Source_20_Text"><text:span text:style-name="T31">Таблица трассировки для слова trust</text:span></text:span></text:p>
      <text:p text:style-name="P185"><text:span text:style-name="Source_20_Text"><text:span text:style-name="T2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20"/></text:span></text:p>
      <text:p text:style-name="P185"><text:span text:style-name="Source_20_Text"><text:span text:style-name="T20">Задание</text:span></text:span></text:p>
      <text:p text:style-name="P185"><text:soft-page-break/><text:span text:style-name="Source_20_Text"><text:span text:style-name="T20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(домашнее) Задание*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3/recursion/digital_root_stub</text:span></text:span></text:p>
      <text:p text:style-name="P185"><text:span text:style-name="Source_20_Text"><text:span text:style-name="T15">ответ: lesson.33/recursion/digital_roo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28"/></text:span></text:p>
      <text:p text:style-name="P185"><text:span text:style-name="Source_20_Text"><text:span text:style-name="T16"/></text:span></text:p>
      <text:p text:style-name="P185"><text:span text:style-name="Source_20_Text"><text:span text:style-name="T16"/></text:span></text:p>
      <text:p text:style-name="P185"><text:span text:style-name="Source_20_Text"><text:span text:style-name="T20">(домашнее) Задание </text:span></text:span><text:span text:style-name="Source_20_Text"><text:span text:style-name="T16">нет на слайда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</text:span></text:span><text:soft-page-break/><text:span text:style-name="Source_20_Text"><text:span text:style-name="T15">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31338123" text:style-name="L67">
        <text:list-header>
          <text:p text:style-name="P283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897834900" text:style-name="L68">
        <text:list-item>
          <text:p text:style-name="P284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749619228" text:continue-numbering="true" text:style-name="L68">
        <text:list-item>
          <text:p text:style-name="P284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21">Раздаточный материал</text:span></text:span></text:p>
      <text:p text:style-name="P185"><text:span text:style-name="Source_20_Text"><text:span text:style-name="T21"/></text:span></text:p>
      <text:list xml:id="list73834370" text:style-name="L69">
        <text:list-item>
          <text:p text:style-name="P285"><text:span text:style-name="Source_20_Text"><text:span text:style-name="T17">lesson.33.tar.bz2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План занятия</text:span></text:span></text:p>
      <text:p text:style-name="P185"><text:span text:style-name="Source_20_Text"><text:span text:style-name="T21"/></text:span></text:p>
      <text:list xml:id="list1698564736" text:style-name="L70">
        <text:list-item>
          <text:p text:style-name="P286"><text:span text:style-name="Source_20_Text"><text:span text:style-name="T17">Объявить сбор заданий от студентов!!! Иначе расстрел</text:span></text:span></text:p>
        </text:list-item>
        <text:list-item>
          <text:p text:style-name="P286"><text:span text:style-name="Source_20_Text"><text:span text:style-name="T17">Вопросы</text:span></text:span></text:p>
        </text:list-item>
      </text:list>
      <text:list xml:id="list1019581087" text:style-name="L71">
        <text:list-item>
          <text:p text:style-name="P287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87"><text:span text:style-name="Source_20_Text"><text:span text:style-name="T17">Фибоначчи и мемоизация</text:span></text:span></text:p>
        </text:list-item>
        <text:list-item>
          <text:p text:style-name="P287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Вопросы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TODO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0">Задание: Кролики Фибоначчи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1202 год, Leonardo Fibonacci в трактате Liber Abbaci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5"><text:span text:style-name="Source_20_Text"><text:span text:style-name="T15">молодые кролики приобретают способность размножаться на 2 месяц от роду</text:span></text:span></text:p>
      <text:p text:style-name="P185"><text:span text:style-name="Source_20_Text"><text:span text:style-name="T15">кролики не умирают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чет на начало месяца!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январь - 0</text:span></text:span></text:p>
      <text:p text:style-name="P185"><text:span text:style-name="Source_20_Text"><text:span text:style-name="T15">февраль - 0 взрослых + 0 молодых - 1 пара новорожденных <text:s text:c="19"/>= 1</text:span></text:span></text:p>
      <text:p text:style-name="P185"><text:span text:style-name="Source_20_Text"><text:span text:style-name="T15">март - 1 пара молодых + 0 пара <text:s text:c="6"/>= 1</text:span></text:span></text:p>
      <text:p text:style-name="P185"><text:span text:style-name="Source_20_Text"><text:span text:style-name="T15">апрель - 1 пара взрослых + 1 пара новорожденных <text:s/>= 2</text:span></text:span></text:p>
      <text:p text:style-name="P185"><text:span text:style-name="Source_20_Text"><text:span text:style-name="T15">май - 1 пара взрослых + 1 пара молодых + 1 пара новорожденных = 3</text:span></text:span></text:p>
      <text:p text:style-name="P185"><text:span text:style-name="Source_20_Text"><text:span text:style-name="T15">июнь - 2 пары взрослых + 1 молодых + 2 пары новорожденных = 5</text:span></text:span></text:p>
      <text:p text:style-name="P185"><text:span text:style-name="Source_20_Text"><text:span text:style-name="T15">июль - 3 пары взрослых + 2 молодых + 3 пары новорожденных = 8</text:span></text:span></text:p>
      <text:p text:style-name="P185"><text:soft-page-break/><text:span text:style-name="Source_20_Text"><text:span text:style-name="T15">август - 5 пары взрослых + 3 молодых + 5 пар новорожденных = 13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колько будет кроликов в январе следующего года?</text:span></text:span></text:p>
      <text:p text:style-name="P185"><text:span text:style-name="Source_20_Text"><text:span text:style-name="T15">t13 = 144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личество кроликов в этом месяце =</text:span></text:span></text:p>
      <text:p text:style-name="P185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5"><text:span text:style-name="Source_20_Text"><text:span text:style-name="T15"><text:s text:c="2"/>+ </text:span></text:span><text:span text:style-name="Source_20_Text"><text:span text:style-name="T15">количество кроликов два месяца назад (=те взрослые, которые могу размножаться = к</text:span></text:span><text:span text:style-name="Source_20_Text"><text:span text:style-name="T15">оличество новорожденных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tn = tn-1 + tn-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Задание</text:span></text:span></text:p>
      <text:p text:style-name="P185"><text:span text:style-name="Source_20_Text"><text:span text:style-name="T20"/></text:span></text:p>
      <text:p text:style-name="Standard"><text:span text:style-name="Source_20_Text"><text:span text:style-name="T59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0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</text:span></text:span><text:span text:style-name="Source_20_Text"><text:span text:style-name="T15">lesson.33/recursion/fibo_</text:span></text:span><text:span text:style-name="Source_20_Text"><text:span text:style-name="T15">stub</text:span></text:span></text:p>
      <text:p text:style-name="Standard"><text:span text:style-name="Source_20_Text"><text:span text:style-name="T15">отв</text:span></text:span><text:span text:style-name="Source_20_Text"><text:span text:style-name="T15">ет: </text:span></text:span><text:span text:style-name="Source_20_Text"><text:span text:style-name="T15">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</text:span></text:span><text:span text:style-name="Source_20_Text"><text:span text:style-name="T15">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</text:span></text:span><text:span text:style-name="Source_20_Text"><text:span text:style-name="T15">4181</text:span></text:span><text:span text:style-name="Source_20_Text"><text:span text:style-name="T15">+</text:span></text:span><text:span text:style-name="Source_20_Text"><text:span text:style-name="T15">6765</text:span></text:span><text:span text:style-name="Source_20_Text"><text:span text:style-name="T15">)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2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</text:span></text:span><text:span text:style-name="Source_20_Text"><text:span text:style-name="T15">не забывать очищать </text:span></text:span><text:span text:style-name="Source_20_Text"><text:span text:style-name="T15">кэш</text:span></text:span><text:span text:style-name="Source_20_Text"><text:span text:style-name="T15">! </text:span></text:span><text:span text:style-name="Source_20_Text"><text:span text:style-name="T15">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</text:span></text:span><text:span text:style-name="Source_20_Text"><text:span text:style-name="T15">lesson.33/recursion/fibo_memo_2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39">&gt;&gt;&gt; Это неправильно, так как этот кэш не очищается</text:span></text:span></text:p>
      <text:p text:style-name="Standard"><text:span text:style-name="Source_20_Text"><text:span text:style-name="T39">def fibo_nth(n)</text:span></text:span></text:p>
      <text:p text:style-name="Standard"><text:span text:style-name="Source_20_Text"><text:span text:style-name="T39"><text:s text:c="2"/>@fibo_numbers ||= {0 =&gt; 0, 1 =&gt; 1}</text:span></text:span></text:p>
      <text:p text:style-name="Standard"><text:span text:style-name="Source_20_Text"><text:span text:style-name="T39"><text:s text:c="2"/>@fibo_numbers[n] ||= fibo_nth(n-2) + fibo_nth(n-1)</text:span></text:span></text:p>
      <text:p text:style-name="Standard"><text:span text:style-name="Source_20_Text"><text:span text:style-name="T39">end</text:span></text:span></text:p>
      <text:p text:style-name="Standard"><text:span text:style-name="Source_20_Text"><text:span text:style-name="T39">fibo_nth(20) #=&gt; 6765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</text:span></text:span><text:span text:style-name="Source_20_Text"><text:span text:style-name="T15">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</text:span></text:span><text:span text:style-name="Source_20_Text"><text:span text:style-name="T15">3</text:span></text:span><text:span text:style-name="Source_20_Text"><text:span text:style-name="T15">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0">Задание</text:span></text:span></text:p>
      <text:p text:style-name="Standard"><text:span text:style-name="Source_20_Text"><text:span text:style-name="T20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oft-page-break/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5"><text:span text:style-name="Source_20_Text"><text:span text:style-name="T16">Нет на слайдах </text:span></text:span><text:span text:style-name="Source_20_Text"><text:span text:style-name="T16">- тема следующего занятия </text:span></text:span><text:span text:style-name="Source_20_Text"><text:span text:style-name="T16">34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0">Задание на рекурсивные структуры данны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Преамбула:</text:span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4/recursion/sent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parsed | syn_ps2tree</text:span></text:span></text:p>
      <text:p text:style-name="P185"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4/recursion/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вывести парсинговое дерево, предствленное в виде вложенных </text:span></text:span><text:span text:style-name="Source_20_Text"><text:span text:style-name="T15">массивов. В итоге должно получиться нечто похожее на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4/recursion/display_parse_tree</text:span></text:span></text:p>
      <text:p text:style-name="P185"><text:span text:style-name="Source_20_Text"><text:span text:style-name="T15">начальный сркипт: lesson.34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Другие задания</text:span></text:span></text:p>
      <text:p text:style-name="P185"><text:span text:style-name="Source_20_Text"><text:span text:style-name="T20"/></text:span></text:p>
      <text:list xml:id="list1177321508" text:continue-list="list14141068321" text:style-name="WWNum72">
        <text:list-item>
          <text:p text:style-name="P288"><text:span text:style-name="Source_20_Text"><text:span text:style-name="T15">power используя прямую рекурсию</text:span></text:span></text:p>
        </text:list-item>
        <text:list-item>
          <text:p text:style-name="P288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8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8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88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8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8"><text:soft-page-break/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8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8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8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8"><text:span text:style-name="Source_20_Text"><text:span text:style-name="T15">судоку, рекурсивно перебором</text:span></text:span></text:p>
        </text:list-item>
        <text:list-item>
          <text:p text:style-name="P288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8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4"><text:span text:style-name="Source_20_Text"><text:span text:style-name="T21">Вопросы для контроля по теме рекурсия</text:span></text:span></text:p>
      <text:p text:style-name="P114"><text:span text:style-name="Source_20_Text"><text:span text:style-name="T21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1211621273" text:style-name="L72">
        <text:list-item>
          <text:p text:style-name="P258"><text:span text:style-name="T24">select!/keep_if – изменяют и</text:span>сх<text:span text:style-name="T24">одный объ</text:span>ек<text:span text:style-name="T24">т</text:span></text:p>
        </text:list-item>
        <text:list-item>
          <text:p text:style-name="P258"><text:span text:style-name="T24">select в</text:span>о<text:span text:style-name="T24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025458207" text:style-name="L73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660928622" text:style-name="L74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3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3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41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8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41">!!! задание: попробовать в irb. Измениться ли значение переменной a ?</text:span></text:span></text:p>
      <text:p text:style-name="P99"><text:span text:style-name="Source_20_Text"><text:span text:style-name="T41"/></text:span></text:p>
      <text:p text:style-name="P148"><text:span text:style-name="Source_20_Text"><text:span text:style-name="T41">a ||= 2</text:span></text:span></text:p>
      <text:p text:style-name="P139"><text:span text:style-name="Source_20_Text"><text:span text:style-name="T25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25T11:22:38</dc:date>
    <meta:editing-duration>P15DT9H15M24S</meta:editing-duration>
    <meta:editing-cycles>1750</meta:editing-cycles>
    <dc:creator>Nikolai Krot</dc:creator>
    <meta:document-statistic meta:table-count="59" meta:image-count="0" meta:object-count="0" meta:page-count="137" meta:paragraph-count="3764" meta:word-count="21064" meta:character-count="133129" meta:non-whitespace-character-count="124415"/>
  </office:meta>
</office:document-meta>
</file>